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4575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3311in" fo:break-before="auto" style:use-optimal-row-height="fals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ce"/>
    </style:style>
    <style:style style:name="ce4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c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7" style:family="table-cell" style:parent-style-name="Default">
      <style:text-properties style:font-name="Times New Romance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ext-properties style:font-name="Times New Romance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hi" style:country-asian="IN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font-name="Times New Romanc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4pt" fo:language="it" fo:country="I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ce"/>
    </style:style>
    <style:style style:name="ce1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3" table:default-cell-style-name="ce3"/>
        <table:table-column table:style-name="co6" table:default-cell-style-name="ce3"/>
        <table:table-column table:style-name="co2" table:number-columns-repeated="1015" table:default-cell-style-name="ce3"/>
        <table:table-row table:style-name="ro2">
          <table:table-cell table:style-name="ce1" office:value-type="string" table:number-columns-spanned="9" table:number-rows-spanned="1">
            <text:p><text:a xlink:href="python://for%20each=%22line%20in%20o.voucher_lines%22" xlink:type="simple">for</text:a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" office:value-type="string">
            <text:p>CÔNG TY CP CAO SU VIỆT PHÚ THỊN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25/11 Nguyễn Cửu Vân, Phường 17, Quận Bình Thạnh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4"/>
          <table:table-cell table:style-name="ce10" office:value-type="string">
            <text:p>PHIẾU CHI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style-name="ce11" office:value-type="string">
            <text:p>Ngày: <text:s/><text:a xlink:href="python://get_vietname_date(o.date)" xlink:type="simple">date</text:a></text:p>
          </table:table-cell>
          <table:table-cell table:number-columns-repeated="2"/>
          <table:table-cell table:style-name="ce4" office:value-type="string">
            <text:p>Số phiếu:</text:p>
          </table:table-cell>
          <table:table-cell table:style-name="ce17" office:value-type="string">
            <text:p><text:a xlink:href="python://o.name" xlink:type="simple">name</text:a>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8">
          <table:table-cell table:number-columns-repeated="7"/>
          <table:table-cell table:style-name="ce13" office:value-type="string">
            <text:p>TK nợ</text:p>
          </table:table-cell>
          <table:table-cell table:style-name="ce13" office:value-type="string">
            <text:p>Số tiền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14" office:value-type="string" table:number-columns-spanned="2" table:number-rows-spanned="1">
            <text:p><text:a xlink:href="python://for%20each=%22dr%20in%20line.line_dr_ids%22" xlink:type="simple">for</text:a></text:p>
          </table:table-cell>
          <table:covered-table-cell table:style-name="ce18"/>
          <table:table-cell table:number-columns-repeated="1015"/>
        </table:table-row>
        <table:table-row table:style-name="ro10">
          <table:table-cell table:number-columns-repeated="7"/>
          <table:table-cell table:style-name="ce15" office:value-type="string">
            <text:p><text:a xlink:href="python://dr.account_id%20and%20dr.account_id.code%20or%20''" xlink:type="simple">code</text:a></text:p>
          </table:table-cell>
          <table:table-cell table:style-name="ce19" office:value-type="string">
            <text:p><text:a xlink:href="python://dr.amount%20and%20dr.amount%20or%200" xlink:type="simple">amount</text:a></text:p>
          </table:table-cell>
          <table:table-cell table:number-columns-repeated="1015"/>
        </table:table-row>
        <table:table-row table:style-name="ro11">
          <table:table-cell table:number-columns-repeated="7"/>
          <table:table-cell table:style-name="ce16" office:value-type="string" table:number-columns-spanned="2" table:number-rows-spanned="1">
            <text:p><text:a xlink:href="python:///for" xlink:type="simple">end for</text:a>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4" office:value-type="string">
            <text:p>Người nhận tiền: </text:p>
          </table:table-cell>
          <table:table-cell table:number-columns-repeated="1023"/>
        </table:table-row>
        <table:table-row table:style-name="ro7">
          <table:table-cell table:style-name="ce4" office:value-type="string">
            <text:p>Đơn vị: </text:p>
          </table:table-cell>
          <table:table-cell table:style-name="ce7" office:value-type="string">
            <text:p><text:a xlink:href="python://line.partner_id%20and%20line.partner_id.name%20or%20''" xlink:type="simple">partner_id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Địa chỉ:</text:p>
          </table:table-cell>
          <table:table-cell table:style-name="ce8" office:value-type="string">
            <text:p><text:a xlink:href="python://line.partner_id%20and%20line.partner_id.street%20or%20''" xlink:type="simple">street</text:a>, <text:a xlink:href="python://line.partner_id%20and%20line.partner_id.street2%20or%20''" xlink:type="simple">street2</text:a>, <text:a xlink:href="python://line.partner_id%20and%20line.partner_id.state_id%20and%20line.partner_id.state_id.name%20or%20''" xlink:type="simple">state</text:a>, <text:a xlink:href="python://line.partner_id%20and%20line.partner_id.country_id%20and%20line.partner_id.country_id.name%20or%20''" xlink:type="simple">country_id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Lý do chi:</text:p>
          </table:table-cell>
          <table:table-cell table:style-name="ce5" office:value-type="string">
            <text:p><text:a xlink:href="python://line.name%20or%20''" xlink:type="simple">name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Số tiền:</text:p>
          </table:table-cell>
          <table:table-cell table:style-name="ce9" office:value-type="string">
            <text:p><text:a xlink:href="python://get_sum_line_dr(line.id)" xlink:type="simple">tong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(Bằng chữ):</text:p>
          </table:table-cell>
          <table:table-cell table:style-name="ce5" office:value-type="string">
            <text:p><text:a xlink:href="python://amount_to_text(get_sum_line_dr(line.id))" xlink:type="simple">amount_to_text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Chứng từ kèm theo: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2">
          <table:table-cell table:style-name="ce4" office:value-type="string">
            <text:p>Đã nhận đủ số tiền(bằng chữ): 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5" office:value-type="string">
            <text:p>Giám đốc</text:p>
          </table:table-cell>
          <table:table-cell table:style-name="ce5"/>
          <table:table-cell table:style-name="ce5" office:value-type="string">
            <text:p>Kế toán trưởng</text:p>
          </table:table-cell>
          <table:table-cell table:style-name="ce5" table:number-columns-repeated="2"/>
          <table:table-cell table:style-name="ce5" office:value-type="string">
            <text:p>Thủ quỹ</text:p>
          </table:table-cell>
          <table:table-cell table:style-name="ce5" table:number-columns-repeated="2"/>
          <table:table-cell table:style-name="ce5" office:value-type="string">
            <text:p>Người nhận tiền</text:p>
          </table:table-cell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table:style-name="ce6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0-20T10:51:57</meta:creation-date>
    <dc:date>2015-11-02T09:03:16</dc:date>
    <dc:creator>phuoc </dc:creator>
    <meta:editing-duration>PT42M24S</meta:editing-duration>
    <meta:editing-cycles>34</meta:editing-cycles>
    <meta:generator>LibreOffice/3.5$Linux_x86 LibreOffice_project/350m1$Build-2</meta:generator>
    <meta:document-statistic meta:table-count="3" meta:cell-count="31" meta:object-count="0"/>
  </office:meta>
</office:document-meta>
</file>